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5521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7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666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666666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officeooo:rsid="001b2f8a" officeooo:paragraph-rsid="001b2f8a"/>
    </style:style>
    <style:style style:name="P2" style:family="paragraph" style:parent-style-name="Standard">
      <style:paragraph-properties fo:line-height="115%"/>
      <style:text-properties officeooo:rsid="001a9e5a" officeooo:paragraph-rsid="001a9e5a"/>
    </style:style>
    <style:style style:name="P3" style:family="paragraph" style:parent-style-name="EBNF">
      <style:text-properties officeooo:rsid="004f24bc" officeooo:paragraph-rsid="004f24bc"/>
    </style:style>
    <style:style style:name="P4" style:family="paragraph" style:parent-style-name="Standard">
      <style:text-properties officeooo:rsid="004f24bc" officeooo:paragraph-rsid="004f24bc"/>
    </style:style>
    <style:style style:name="P5" style:family="paragraph" style:parent-style-name="EBNF">
      <style:text-properties officeooo:paragraph-rsid="004f24bc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line-height="115%"/>
      <style:text-properties fo:font-weight="normal" officeooo:rsid="0020d9a5" officeooo:paragraph-rsid="00419aac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2aa032" officeooo:paragraph-rsid="002aa032" style:font-weight-asian="normal" style:font-weight-complex="normal"/>
    </style:style>
    <style:style style:name="P9" style:family="paragraph" style:parent-style-name="Standard">
      <style:paragraph-properties fo:margin-left="0.4925in" fo:margin-right="0in" fo:line-height="115%" fo:text-indent="0in" style:auto-text-indent="false"/>
      <style:text-properties fo:font-weight="normal" officeooo:rsid="002aa032" officeooo:paragraph-rsid="002aa032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2deaaa" officeooo:paragraph-rsid="002deaaa" style:font-weight-asian="normal" style:font-weight-complex="normal"/>
    </style:style>
    <style:style style:name="P11" style:family="paragraph" style:parent-style-name="Standard">
      <style:paragraph-properties fo:margin-left="0.4925in" fo:margin-right="0in" fo:line-height="115%" fo:text-indent="0in" style:auto-text-indent="false"/>
      <style:text-properties fo:font-weight="normal" officeooo:rsid="002deaaa" officeooo:paragraph-rsid="002deaaa" style:font-weight-asian="normal" style:font-weight-complex="normal"/>
    </style:style>
    <style:style style:name="P12" style:family="paragraph" style:parent-style-name="Standard">
      <style:paragraph-properties fo:margin-left="0in" fo:margin-right="0in" fo:line-height="115%" fo:text-indent="0in" style:auto-text-indent="false"/>
      <style:text-properties fo:font-weight="normal" officeooo:rsid="0038057c" officeooo:paragraph-rsid="0038057c" style:font-weight-asian="normal" style:font-weight-complex="normal"/>
    </style:style>
    <style:style style:name="P13" style:family="paragraph" style:parent-style-name="Standard">
      <style:paragraph-properties fo:margin-left="0in" fo:margin-right="0in" fo:line-height="115%" fo:text-indent="0in" style:auto-text-indent="false"/>
      <style:text-properties fo:font-weight="normal" officeooo:rsid="004a436d" officeooo:paragraph-rsid="004a436d" style:font-weight-asian="normal" style:font-weight-complex="normal"/>
    </style:style>
    <style:style style:name="P14" style:family="paragraph" style:parent-style-name="Standard">
      <style:paragraph-properties fo:line-height="115%"/>
      <style:text-properties fo:font-weight="normal" officeooo:rsid="00260a7c" officeooo:paragraph-rsid="00419aac" style:font-weight-asian="normal" style:font-weight-complex="normal"/>
    </style:style>
    <style:style style:name="P15" style:family="paragraph" style:parent-style-name="Standard">
      <style:paragraph-properties fo:margin-left="0in" fo:margin-right="0in" fo:line-height="115%" fo:text-indent="0in" style:auto-text-indent="false"/>
      <style:text-properties fo:font-weight="normal" officeooo:rsid="0036ddcc" officeooo:paragraph-rsid="00309ad3" style:font-weight-asian="normal" style:font-weight-complex="normal"/>
    </style:style>
    <style:style style:name="P16" style:family="paragraph" style:parent-style-name="Standard">
      <style:text-properties fo:font-weight="normal" officeooo:rsid="0043cf86" style:font-weight-asian="normal" style:font-weight-complex="normal"/>
    </style:style>
    <style:style style:name="P17" style:family="paragraph" style:parent-style-name="Standard">
      <style:text-properties fo:font-weight="normal" officeooo:rsid="0047870c" officeooo:paragraph-rsid="00457991" style:font-weight-asian="normal" style:font-weight-complex="normal"/>
    </style:style>
    <style:style style:name="P18" style:family="paragraph" style:parent-style-name="Standard">
      <style:text-properties fo:font-weight="normal" officeooo:rsid="004a5995" officeooo:paragraph-rsid="004a5995" style:font-weight-asian="normal" style:font-weight-complex="normal"/>
    </style:style>
    <style:style style:name="P19" style:family="paragraph" style:parent-style-name="Standard">
      <style:text-properties fo:font-weight="normal" officeooo:rsid="004bc8c2" officeooo:paragraph-rsid="004bc8c2" style:font-weight-asian="normal" style:font-weight-complex="normal"/>
    </style:style>
    <style:style style:name="P20" style:family="paragraph" style:parent-style-name="Standard">
      <style:text-properties fo:font-weight="normal" officeooo:rsid="00510649" officeooo:paragraph-rsid="00510649" style:font-weight-asian="normal" style:font-weight-complex="normal"/>
    </style:style>
    <style:style style:name="P21" style:family="paragraph" style:parent-style-name="Standard">
      <style:text-properties fo:font-weight="normal" officeooo:rsid="004f89cd" officeooo:paragraph-rsid="004ee3cc" style:font-weight-asian="normal" style:font-weight-complex="normal"/>
    </style:style>
    <style:style style:name="P22" style:family="paragraph" style:parent-style-name="Standard">
      <style:text-properties fo:font-weight="normal" officeooo:rsid="00537790" officeooo:paragraph-rsid="00537790" style:font-weight-asian="normal" style:font-weight-complex="normal"/>
    </style:style>
    <style:style style:name="P23" style:family="paragraph" style:parent-style-name="Standard">
      <style:text-properties fo:font-weight="normal" officeooo:rsid="0056b177" officeooo:paragraph-rsid="0056b177" style:font-weight-asian="normal" style:font-weight-complex="normal"/>
    </style:style>
    <style:style style:name="P24" style:family="paragraph" style:parent-style-name="Standard">
      <style:text-properties fo:font-weight="normal" officeooo:rsid="004a53ae" officeooo:paragraph-rsid="005c5019" style:font-weight-asian="normal" style:font-weight-complex="normal"/>
    </style:style>
    <style:style style:name="P25" style:family="paragraph" style:parent-style-name="Standard">
      <style:text-properties fo:font-weight="normal" officeooo:rsid="004a53ae" officeooo:paragraph-rsid="006b8d9a" style:font-weight-asian="normal" style:font-weight-complex="normal"/>
    </style:style>
    <style:style style:name="P26" style:family="paragraph" style:parent-style-name="Standard">
      <style:text-properties fo:font-weight="normal" officeooo:rsid="006b8d9a" officeooo:paragraph-rsid="006b8d9a" style:font-weight-asian="normal" style:font-weight-complex="normal"/>
    </style:style>
    <style:style style:name="P27" style:family="paragraph" style:parent-style-name="Standard">
      <style:text-properties fo:font-weight="normal" officeooo:rsid="006c317f" officeooo:paragraph-rsid="006c317f" style:font-weight-asian="normal" style:font-weight-complex="normal"/>
    </style:style>
    <style:style style:name="P28" style:family="paragraph" style:parent-style-name="Standard">
      <style:text-properties fo:font-weight="normal" officeooo:rsid="006daf37" officeooo:paragraph-rsid="006daf37" style:font-weight-asian="normal" style:font-weight-complex="normal"/>
    </style:style>
    <style:style style:name="P29" style:family="paragraph" style:parent-style-name="Standard">
      <style:text-properties fo:font-weight="normal" officeooo:rsid="006dbbec" officeooo:paragraph-rsid="006dbbec" style:font-weight-asian="normal" style:font-weight-complex="normal"/>
    </style:style>
    <style:style style:name="P30" style:family="paragraph" style:parent-style-name="Standard">
      <style:paragraph-properties fo:line-height="115%"/>
      <style:text-properties fo:font-weight="bold" officeooo:rsid="002aa032" officeooo:paragraph-rsid="002aa032" style:font-weight-asian="bold" style:font-weight-complex="bold"/>
    </style:style>
    <style:style style:name="P31" style:family="paragraph" style:parent-style-name="Table_20_Contents">
      <style:text-properties fo:font-weight="bold" officeooo:rsid="0038057c" officeooo:paragraph-rsid="0038057c" style:font-weight-asian="bold" style:font-weight-complex="bold"/>
    </style:style>
    <style:style style:name="P32" style:family="paragraph" style:parent-style-name="Table_20_Contents">
      <style:text-properties fo:font-weight="bold" officeooo:rsid="003ebbb1" officeooo:paragraph-rsid="003ebbb1" style:font-weight-asian="bold" style:font-weight-complex="bold"/>
    </style:style>
    <style:style style:name="P33" style:family="paragraph" style:parent-style-name="Table_20_Contents">
      <style:text-properties fo:font-weight="bold" officeooo:rsid="00438743" officeooo:paragraph-rsid="00438743" style:font-weight-asian="bold" style:font-weight-complex="bold"/>
    </style:style>
    <style:style style:name="P34" style:family="paragraph" style:parent-style-name="Table_20_Contents">
      <style:text-properties fo:font-weight="bold" officeooo:rsid="004b836e" officeooo:paragraph-rsid="004b836e" style:font-weight-asian="bold" style:font-weight-complex="bold"/>
    </style:style>
    <style:style style:name="P35" style:family="paragraph" style:parent-style-name="Standard">
      <style:paragraph-properties fo:margin-left="0in" fo:margin-right="0in" fo:line-height="115%" fo:text-indent="0in" style:auto-text-indent="false"/>
      <style:text-properties officeooo:paragraph-rsid="002deaaa"/>
    </style:style>
    <style:style style:name="P36" style:family="paragraph" style:parent-style-name="Standard">
      <style:paragraph-properties fo:margin-left="0in" fo:margin-right="0in" fo:line-height="115%" fo:text-indent="0in" style:auto-text-indent="false"/>
      <style:text-properties officeooo:paragraph-rsid="0036ddcc"/>
    </style:style>
    <style:style style:name="P37" style:family="paragraph" style:parent-style-name="Standard">
      <style:paragraph-properties fo:margin-left="0in" fo:margin-right="0in" fo:line-height="115%" fo:text-indent="0in" style:auto-text-indent="false"/>
      <style:text-properties fo:font-style="normal" fo:font-weight="normal" officeooo:rsid="0036ddcc" officeooo:paragraph-rsid="0036ddc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15%" fo:text-indent="0in" style:auto-text-indent="false"/>
      <style:text-properties fo:font-style="normal" fo:font-weight="normal" officeooo:rsid="0038057c" officeooo:paragraph-rsid="0038057c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solid" draw:fill-color="#666666" draw:opacity="100%"/>
      <style:paragraph-properties fo:margin-left="0in" fo:margin-right="0in" fo:line-height="115%" fo:text-indent="0in" style:auto-text-indent="false" fo:background-color="#666666"/>
      <style:text-properties fo:color="#ffffff" loext:opacity="100%" fo:font-style="normal" fo:font-weight="normal" officeooo:rsid="003c2da4" officeooo:paragraph-rsid="003c2da4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color="#ffffff" loext:opacity="100%" officeooo:rsid="0038057c" officeooo:paragraph-rsid="0038057c"/>
    </style:style>
    <style:style style:name="P41" style:family="paragraph" style:parent-style-name="Standard">
      <style:text-properties officeooo:rsid="0043cf86" officeooo:paragraph-rsid="0043cf86"/>
    </style:style>
    <style:style style:name="P42" style:family="paragraph" style:parent-style-name="Standard">
      <style:text-properties officeooo:paragraph-rsid="0047870c"/>
    </style:style>
    <style:style style:name="P43" style:family="paragraph" style:parent-style-name="Standard">
      <style:text-properties officeooo:rsid="004a436d" officeooo:paragraph-rsid="004a436d"/>
    </style:style>
    <style:style style:name="P44" style:family="paragraph" style:parent-style-name="Standard">
      <style:text-properties officeooo:rsid="004a53ae" officeooo:paragraph-rsid="004a5995"/>
    </style:style>
    <style:style style:name="P45" style:family="paragraph" style:parent-style-name="Standard">
      <style:text-properties officeooo:rsid="004a53ae" officeooo:paragraph-rsid="00510649"/>
    </style:style>
    <style:style style:name="P46" style:family="paragraph" style:parent-style-name="Standard">
      <style:text-properties officeooo:rsid="004b836e" officeooo:paragraph-rsid="004b836e"/>
    </style:style>
    <style:style style:name="P47" style:family="paragraph" style:parent-style-name="Table_20_Contents">
      <style:text-properties officeooo:rsid="004b836e" officeooo:paragraph-rsid="004b836e"/>
    </style:style>
    <style:style style:name="P48" style:family="paragraph" style:parent-style-name="Standard">
      <style:text-properties officeooo:paragraph-rsid="004d4353"/>
    </style:style>
    <style:style style:name="P49" style:family="paragraph" style:parent-style-name="Standard">
      <loext:graphic-properties draw:fill="solid" draw:fill-color="#333333" draw:opacity="100%"/>
      <style:paragraph-properties fo:background-color="#333333"/>
      <style:text-properties officeooo:paragraph-rsid="00510649"/>
    </style:style>
    <style:style style:name="P50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officeooo:rsid="004a53ae" officeooo:paragraph-rsid="004ee3cc"/>
    </style:style>
    <style:style style:name="P51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officeooo:rsid="004a53ae" officeooo:paragraph-rsid="0056b177"/>
    </style:style>
    <style:style style:name="P52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weight="normal" officeooo:rsid="00510649" officeooo:paragraph-rsid="00510649" style:font-weight-asian="normal" style:font-weight-complex="normal"/>
    </style:style>
    <style:style style:name="P53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weight="normal" officeooo:rsid="00510649" officeooo:paragraph-rsid="004ee3cc" style:font-weight-asian="normal" style:font-weight-complex="normal"/>
    </style:style>
    <style:style style:name="P54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weight="normal" officeooo:rsid="00510649" officeooo:paragraph-rsid="0056b177" style:font-weight-asian="normal" style:font-weight-complex="normal"/>
    </style:style>
    <style:style style:name="P55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weight="normal" officeooo:rsid="00510649" officeooo:paragraph-rsid="00666d1b" style:font-weight-asian="normal" style:font-weight-complex="normal"/>
    </style:style>
    <style:style style:name="P56" style:family="paragraph" style:parent-style-name="Standard">
      <style:text-properties officeooo:rsid="00537790" officeooo:paragraph-rsid="00537790"/>
    </style:style>
    <style:style style:name="P57" style:family="paragraph" style:parent-style-name="Standard">
      <style:text-properties officeooo:rsid="00537790" officeooo:paragraph-rsid="0063618e"/>
    </style:style>
    <style:style style:name="P58" style:family="paragraph" style:parent-style-name="Table_20_Contents">
      <style:text-properties officeooo:rsid="0038057c" officeooo:paragraph-rsid="0038057c"/>
    </style:style>
    <style:style style:name="P59" style:family="paragraph" style:parent-style-name="Table_20_Contents">
      <style:text-properties officeooo:rsid="003ebbb1" officeooo:paragraph-rsid="003ebbb1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8c002" officeooo:paragraph-rsid="00419a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002" officeooo:paragraph-rsid="00419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70c" officeooo:paragraph-rsid="00419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9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text-properties officeooo:rsid="00438743" officeooo:paragraph-rsid="00438743"/>
    </style:style>
    <style:style style:name="P65" style:family="paragraph" style:parent-style-name="Code">
      <style:text-properties officeooo:paragraph-rsid="0056b177"/>
    </style:style>
    <style:style style:name="P66" style:family="paragraph" style:parent-style-name="Standard">
      <loext:graphic-properties draw:fill="solid" draw:fill-color="#333333" draw:opacity="100%"/>
      <style:paragraph-properties fo:background-color="#333333"/>
      <style:text-properties officeooo:paragraph-rsid="0056b177"/>
    </style:style>
    <style:style style:name="P67" style:family="paragraph" style:parent-style-name="Code">
      <style:text-properties officeooo:paragraph-rsid="0059a3ad"/>
    </style:style>
    <style:style style:name="P68" style:family="paragraph" style:parent-style-name="Code">
      <style:text-properties officeooo:paragraph-rsid="00666d1b"/>
    </style:style>
    <style:style style:name="P69" style:family="paragraph" style:parent-style-name="EBNF">
      <style:text-properties officeooo:paragraph-rsid="00749b6a"/>
    </style:style>
    <style:style style:name="P70" style:family="paragraph" style:parent-style-name="Preformatted_20_Text">
      <style:text-properties officeooo:rsid="00629c84" officeooo:paragraph-rsid="00629c84"/>
    </style:style>
    <style:style style:name="P71" style:family="paragraph" style:parent-style-name="Standard">
      <style:text-properties officeooo:rsid="0063618e" officeooo:paragraph-rsid="0063618e"/>
    </style:style>
    <style:style style:name="P72" style:family="paragraph" style:parent-style-name="Code">
      <style:text-properties officeooo:paragraph-rsid="008abb43"/>
    </style:style>
    <style:style style:name="P73" style:family="paragraph" style:parent-style-name="Code">
      <style:text-properties officeooo:rsid="008abb43" officeooo:paragraph-rsid="008abb43"/>
    </style:style>
    <style:style style:name="P74" style:family="paragraph" style:parent-style-name="Code">
      <style:text-properties fo:font-weight="normal" officeooo:rsid="008abb43" officeooo:paragraph-rsid="008abb43" style:font-weight-asian="normal" style:font-weight-complex="normal"/>
    </style:style>
    <style:style style:name="P75" style:family="paragraph" style:parent-style-name="EBNF">
      <style:text-properties fo:font-weight="normal" officeooo:rsid="004f24bc" officeooo:paragraph-rsid="00749b6a" style:font-weight-asian="normal" style:font-weight-complex="normal"/>
    </style:style>
    <style:style style:name="P76" style:family="paragraph" style:parent-style-name="EBNF">
      <style:text-properties fo:font-weight="normal" officeooo:rsid="004f24bc" officeooo:paragraph-rsid="008191ff" style:font-weight-asian="normal" style:font-weight-complex="normal"/>
    </style:style>
    <style:style style:name="P77" style:family="paragraph" style:parent-style-name="EBNF">
      <style:text-properties fo:font-weight="normal" officeooo:rsid="004f24bc" officeooo:paragraph-rsid="0087b187" style:font-weight-asian="normal" style:font-weight-complex="normal"/>
    </style:style>
    <style:style style:name="P78" style:family="paragraph" style:parent-style-name="EBNF">
      <style:text-properties officeooo:paragraph-rsid="008191ff"/>
    </style:style>
    <style:style style:name="P79" style:family="paragraph" style:parent-style-name="EBNF">
      <style:text-properties officeooo:paragraph-rsid="0087b187"/>
    </style:style>
    <style:style style:name="P80" style:family="paragraph" style:parent-style-name="EBNF">
      <style:text-properties officeooo:rsid="0087b187" officeooo:paragraph-rsid="0087b187"/>
    </style:style>
    <style:style style:name="P81" style:family="paragraph" style:parent-style-name="EBNF">
      <style:text-properties officeooo:rsid="0088c46f" officeooo:paragraph-rsid="0088c46f"/>
    </style:style>
    <style:style style:name="P82" style:family="paragraph" style:parent-style-name="Heading_20_1">
      <style:paragraph-properties fo:break-before="page"/>
      <style:text-properties officeooo:paragraph-rsid="007e39f7"/>
    </style:style>
    <style:style style:name="P83" style:family="paragraph" style:parent-style-name="Heading_20_2">
      <style:text-properties officeooo:paragraph-rsid="00419aac"/>
    </style:style>
    <style:style style:name="P84" style:family="paragraph" style:parent-style-name="Heading_20_2">
      <style:text-properties officeooo:paragraph-rsid="004a436d"/>
    </style:style>
    <style:style style:name="P85" style:family="paragraph" style:parent-style-name="Heading_20_2">
      <style:text-properties officeooo:paragraph-rsid="004ee3cc"/>
    </style:style>
    <style:style style:name="P86" style:family="paragraph" style:parent-style-name="Heading_20_2">
      <style:text-properties officeooo:paragraph-rsid="005c5019"/>
    </style:style>
    <style:style style:name="P87" style:family="paragraph" style:parent-style-name="Heading_20_2">
      <style:text-properties officeooo:rsid="0087b187" officeooo:paragraph-rsid="0087b187"/>
    </style:style>
    <style:style style:name="P88" style:family="paragraph" style:parent-style-name="Heading_20_2">
      <style:text-properties officeooo:rsid="0087b187" officeooo:paragraph-rsid="0088c46f"/>
    </style:style>
    <style:style style:name="P89" style:family="paragraph" style:parent-style-name="Preformatted_20_Text">
      <style:text-properties officeooo:rsid="00779ef8" officeooo:paragraph-rsid="00779ef8"/>
    </style:style>
    <style:style style:name="P90" style:family="paragraph" style:parent-style-name="Preformatted_20_Text">
      <style:text-properties officeooo:rsid="0079007e" officeooo:paragraph-rsid="0079007e"/>
    </style:style>
    <style:style style:name="P91" style:family="paragraph" style:parent-style-name="Preformatted_20_Text">
      <style:text-properties officeooo:rsid="007ca3c3" officeooo:paragraph-rsid="006a95de"/>
    </style:style>
    <style:style style:name="P92" style:family="paragraph" style:parent-style-name="Preformatted_20_Text">
      <style:text-properties officeooo:rsid="007ca3c3" officeooo:paragraph-rsid="007ca3c3"/>
    </style:style>
    <style:style style:name="P93" style:family="paragraph" style:parent-style-name="Preformatted_20_Text">
      <style:text-properties officeooo:rsid="007cbb62" officeooo:paragraph-rsid="007cbb62"/>
    </style:style>
    <style:style style:name="P94" style:family="paragraph" style:parent-style-name="Preformatted_20_Text">
      <style:text-properties officeooo:rsid="008299b8" officeooo:paragraph-rsid="00779ef8"/>
    </style:style>
    <style:style style:name="P95" style:family="paragraph" style:parent-style-name="Preformatted_20_Text">
      <style:text-properties officeooo:rsid="008ff762" officeooo:paragraph-rsid="008ff762"/>
    </style:style>
    <style:style style:name="P96" style:family="paragraph" style:parent-style-name="Standard" style:list-style-name="L1">
      <style:paragraph-properties fo:line-height="115%"/>
      <style:text-properties officeooo:rsid="001b2f8a" officeooo:paragraph-rsid="001b2f8a"/>
    </style:style>
    <style:style style:name="P97" style:family="paragraph" style:parent-style-name="Standard" style:list-style-name="L1">
      <style:paragraph-properties fo:line-height="115%"/>
      <style:text-properties officeooo:rsid="0063618e" officeooo:paragraph-rsid="0063618e"/>
    </style:style>
    <style:style style:name="P98" style:family="paragraph" style:parent-style-name="Standard">
      <style:text-properties fo:font-weight="normal" officeooo:rsid="0077068a" officeooo:paragraph-rsid="0077068a" style:font-weight-asian="normal" style:font-weight-complex="normal"/>
    </style:style>
    <style:style style:name="P99" style:family="paragraph" style:parent-style-name="Standard">
      <style:text-properties fo:font-weight="normal" officeooo:rsid="008abb43" officeooo:paragraph-rsid="008abb43" style:font-weight-asian="normal" style:font-weight-complex="normal"/>
    </style:style>
    <style:style style:name="P100" style:family="paragraph" style:parent-style-name="Standard">
      <style:text-properties fo:font-weight="normal" officeooo:rsid="0056b177" officeooo:paragraph-rsid="008abb43" style:font-weight-asian="normal" style:font-weight-complex="normal"/>
    </style:style>
    <style:style style:name="P101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officeooo:rsid="00510649" officeooo:paragraph-rsid="0088c46f"/>
    </style:style>
    <style:style style:name="P102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officeooo:rsid="00510649" officeooo:paragraph-rsid="008e8616"/>
    </style:style>
    <style:style style:name="P103" style:family="paragraph" style:parent-style-name="Standard">
      <style:text-properties officeooo:rsid="007e39f7" officeooo:paragraph-rsid="007e39f7"/>
    </style:style>
    <style:style style:name="P104" style:family="paragraph" style:parent-style-name="Standard" style:list-style-name="L1">
      <style:paragraph-properties fo:line-height="115%"/>
      <style:text-properties officeooo:rsid="007e39f7" officeooo:paragraph-rsid="007e39f7"/>
    </style:style>
    <style:style style:name="P105" style:family="paragraph" style:parent-style-name="Standard">
      <style:text-properties officeooo:rsid="007e39f7" officeooo:paragraph-rsid="007f8ba3"/>
    </style:style>
    <style:style style:name="P106" style:family="paragraph" style:parent-style-name="Standard">
      <style:text-properties officeooo:rsid="00815e28" officeooo:paragraph-rsid="0088c46f"/>
    </style:style>
    <style:style style:name="P107" style:family="paragraph" style:parent-style-name="Standard">
      <style:text-properties officeooo:paragraph-rsid="004d4353"/>
    </style:style>
    <style:style style:name="P108" style:family="paragraph" style:parent-style-name="Standard" style:list-style-name="L1">
      <style:paragraph-properties fo:line-height="115%"/>
      <style:text-properties officeooo:rsid="0084675a" officeooo:paragraph-rsid="0084675a"/>
    </style:style>
    <style:style style:name="P109" style:family="paragraph" style:parent-style-name="Standard">
      <style:text-properties officeooo:paragraph-rsid="008543a8"/>
    </style:style>
    <style:style style:name="P110" style:family="paragraph" style:parent-style-name="Standard">
      <style:text-properties officeooo:rsid="0087b187" officeooo:paragraph-rsid="0087b187"/>
    </style:style>
    <style:style style:name="P111" style:family="paragraph" style:parent-style-name="Standard">
      <style:text-properties officeooo:rsid="0087b187" officeooo:paragraph-rsid="007e39f7"/>
    </style:style>
    <style:style style:name="P112" style:family="paragraph" style:parent-style-name="Standard">
      <style:text-properties officeooo:rsid="0087b187" officeooo:paragraph-rsid="0088c46f"/>
    </style:style>
    <style:style style:name="P113" style:family="paragraph" style:parent-style-name="Standard">
      <style:text-properties officeooo:paragraph-rsid="0088c46f"/>
    </style:style>
    <style:style style:name="P114" style:family="paragraph" style:parent-style-name="Standard">
      <style:text-properties officeooo:rsid="0088c46f" officeooo:paragraph-rsid="0088c46f"/>
    </style:style>
    <style:style style:name="P115" style:family="paragraph" style:parent-style-name="Standard">
      <style:text-properties officeooo:rsid="0088c46f" officeooo:paragraph-rsid="0087b187"/>
    </style:style>
    <style:style style:name="P116" style:family="paragraph" style:parent-style-name="Standard">
      <style:text-properties officeooo:rsid="008abb43" officeooo:paragraph-rsid="008abb43"/>
    </style:style>
    <style:style style:name="P117" style:family="paragraph" style:parent-style-name="Standard">
      <style:text-properties officeooo:rsid="008c774f" officeooo:paragraph-rsid="008c774f"/>
    </style:style>
    <style:style style:name="P118" style:family="paragraph" style:parent-style-name="Standard">
      <style:text-properties fo:font-weight="bold" officeooo:paragraph-rsid="0088c46f" style:font-weight-asian="bold" style:font-weight-complex="bold"/>
    </style:style>
    <style:style style:name="P119" style:family="paragraph" style:parent-style-name="Standard">
      <style:text-properties fo:font-weight="bold" officeooo:paragraph-rsid="008e861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9e05" style:font-weight-asian="normal" style:font-weight-complex="normal"/>
    </style:style>
    <style:style style:name="T3" style:family="text">
      <style:text-properties fo:font-weight="normal" officeooo:rsid="0036ddcc" style:font-weight-asian="normal" style:font-weight-complex="normal"/>
    </style:style>
    <style:style style:name="T4" style:family="text">
      <style:text-properties fo:font-weight="normal" officeooo:rsid="0043cf86" style:font-weight-asian="normal" style:font-weight-complex="normal"/>
    </style:style>
    <style:style style:name="T5" style:family="text">
      <style:text-properties fo:font-weight="normal" officeooo:rsid="0046707f" style:font-weight-asian="normal" style:font-weight-complex="normal"/>
    </style:style>
    <style:style style:name="T6" style:family="text">
      <style:text-properties fo:font-weight="normal" officeooo:rsid="0047870c" style:font-weight-asian="normal" style:font-weight-complex="normal"/>
    </style:style>
    <style:style style:name="T7" style:family="text">
      <style:text-properties fo:font-weight="normal" officeooo:rsid="004a53ae" style:font-weight-asian="normal" style:font-weight-complex="normal"/>
    </style:style>
    <style:style style:name="T8" style:family="text">
      <style:text-properties fo:font-weight="normal" officeooo:rsid="004a5995" style:font-weight-asian="normal" style:font-weight-complex="normal"/>
    </style:style>
    <style:style style:name="T9" style:family="text">
      <style:text-properties fo:font-weight="normal" officeooo:rsid="004bc8c2" style:font-weight-asian="normal" style:font-weight-complex="normal"/>
    </style:style>
    <style:style style:name="T10" style:family="text">
      <style:text-properties fo:font-weight="normal" officeooo:rsid="004ee3cc" style:font-weight-asian="normal" style:font-weight-complex="normal"/>
    </style:style>
    <style:style style:name="T11" style:family="text">
      <style:text-properties fo:font-weight="normal" officeooo:rsid="004f89cd" style:font-weight-asian="normal" style:font-weight-complex="normal"/>
    </style:style>
    <style:style style:name="T12" style:family="text">
      <style:text-properties fo:font-weight="normal" officeooo:rsid="00510649" style:font-weight-asian="normal" style:font-weight-complex="normal"/>
    </style:style>
    <style:style style:name="T13" style:family="text">
      <style:text-properties fo:font-weight="normal" officeooo:rsid="00524479" style:font-weight-asian="normal" style:font-weight-complex="normal"/>
    </style:style>
    <style:style style:name="T14" style:family="text">
      <style:text-properties fo:font-weight="normal" officeooo:rsid="0054363d" style:font-weight-asian="normal" style:font-weight-complex="normal"/>
    </style:style>
    <style:style style:name="T15" style:family="text">
      <style:text-properties fo:font-weight="normal" officeooo:rsid="006034e0" style:font-weight-asian="normal" style:font-weight-complex="normal"/>
    </style:style>
    <style:style style:name="T16" style:family="text">
      <style:text-properties fo:font-weight="normal" officeooo:rsid="00629c84" style:font-weight-asian="normal" style:font-weight-complex="normal"/>
    </style:style>
    <style:style style:name="T17" style:family="text">
      <style:text-properties fo:font-weight="normal" officeooo:rsid="00666d1b" style:font-weight-asian="normal" style:font-weight-complex="normal"/>
    </style:style>
    <style:style style:name="T18" style:family="text">
      <style:text-properties fo:font-weight="normal" officeooo:rsid="007f8ba3" style:font-weight-asian="normal" style:font-weight-complex="normal"/>
    </style:style>
    <style:style style:name="T19" style:family="text">
      <style:text-properties fo:font-weight="normal" officeooo:rsid="00815e28" style:font-weight-asian="normal" style:font-weight-complex="normal"/>
    </style:style>
    <style:style style:name="T20" style:family="text">
      <style:text-properties fo:font-weight="normal" officeooo:rsid="0088c46f" style:font-weight-asian="normal" style:font-weight-complex="normal"/>
    </style:style>
    <style:style style:name="T21" style:family="text">
      <style:text-properties fo:font-weight="normal" officeooo:rsid="0089fe2e" style:font-weight-asian="normal" style:font-weight-complex="normal"/>
    </style:style>
    <style:style style:name="T22" style:family="text">
      <style:text-properties fo:font-weight="normal" officeooo:rsid="008c774f" style:font-weight-asian="normal" style:font-weight-complex="normal"/>
    </style:style>
    <style:style style:name="T23" style:family="text">
      <style:text-properties fo:font-weight="normal" officeooo:rsid="008ccb01" style:font-weight-asian="normal" style:font-weight-complex="normal"/>
    </style:style>
    <style:style style:name="T24" style:family="text">
      <style:text-properties fo:font-weight="normal" officeooo:rsid="008e861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60a7c" style:font-weight-asian="bold" style:font-weight-complex="bold"/>
    </style:style>
    <style:style style:name="T27" style:family="text">
      <style:text-properties fo:font-weight="bold" officeooo:rsid="0036ddcc" style:font-weight-asian="bold" style:font-weight-complex="bold"/>
    </style:style>
    <style:style style:name="T28" style:family="text">
      <style:text-properties fo:font-weight="bold" officeooo:rsid="004a5995" style:font-weight-asian="bold" style:font-weight-complex="bold"/>
    </style:style>
    <style:style style:name="T29" style:family="text">
      <style:text-properties fo:font-weight="bold" officeooo:rsid="00510649" style:font-weight-asian="bold" style:font-weight-complex="bold"/>
    </style:style>
    <style:style style:name="T30" style:family="text">
      <style:text-properties fo:font-weight="bold" officeooo:rsid="00629c84" style:font-weight-asian="bold" style:font-weight-complex="bold"/>
    </style:style>
    <style:style style:name="T31" style:family="text">
      <style:text-properties officeooo:rsid="00260a7c"/>
    </style:style>
    <style:style style:name="T32" style:family="text">
      <style:text-properties officeooo:rsid="002aa032"/>
    </style:style>
    <style:style style:name="T33" style:family="text">
      <style:text-properties officeooo:rsid="002deaaa"/>
    </style:style>
    <style:style style:name="T34" style:family="text">
      <style:text-properties officeooo:rsid="003131a5"/>
    </style:style>
    <style:style style:name="T35" style:family="text">
      <style:text-properties officeooo:rsid="0032a290"/>
    </style:style>
    <style:style style:name="T36" style:family="text">
      <style:text-properties officeooo:rsid="003408bf"/>
    </style:style>
    <style:style style:name="T37" style:family="text">
      <style:text-properties officeooo:rsid="0036ddc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officeooo:rsid="0038d92c"/>
    </style:style>
    <style:style style:name="T40" style:family="text">
      <style:text-properties officeooo:rsid="003ad093"/>
    </style:style>
    <style:style style:name="T41" style:family="text">
      <style:text-properties officeooo:rsid="003ebbb1"/>
    </style:style>
    <style:style style:name="T42" style:family="text">
      <style:text-properties officeooo:rsid="00404eea"/>
    </style:style>
    <style:style style:name="T43" style:family="text">
      <style:text-properties officeooo:rsid="0040fd2b"/>
    </style:style>
    <style:style style:name="T44" style:family="text">
      <style:text-properties officeooo:rsid="00419aac"/>
    </style:style>
    <style:style style:name="T45" style:family="text">
      <style:text-properties officeooo:rsid="00457991"/>
    </style:style>
    <style:style style:name="T46" style:family="text">
      <style:text-properties officeooo:rsid="004872b3"/>
    </style:style>
    <style:style style:name="T47" style:family="text">
      <style:text-properties officeooo:rsid="004a436d"/>
    </style:style>
    <style:style style:name="T48" style:family="text">
      <style:text-properties officeooo:rsid="004a53ae"/>
    </style:style>
    <style:style style:name="T49" style:family="text">
      <style:text-properties officeooo:rsid="004a5995"/>
    </style:style>
    <style:style style:name="T50" style:family="text">
      <style:text-properties officeooo:rsid="004ee3cc"/>
    </style:style>
    <style:style style:name="T51" style:family="text">
      <style:text-properties officeooo:rsid="004f24bc"/>
    </style:style>
    <style:style style:name="T52" style:family="text">
      <style:text-properties style:font-name="FreeMono" fo:font-weight="normal" officeooo:rsid="00510649" style:font-weight-asian="normal" style:font-weight-complex="normal"/>
    </style:style>
    <style:style style:name="T53" style:family="text">
      <style:text-properties style:font-name="FreeMono" fo:font-weight="normal" officeooo:rsid="0056b177" style:font-weight-asian="normal" style:font-weight-complex="normal"/>
    </style:style>
    <style:style style:name="T54" style:family="text">
      <style:text-properties style:font-name="FreeMono" fo:font-weight="normal" officeooo:rsid="00571580" style:font-weight-asian="normal" style:font-weight-complex="normal"/>
    </style:style>
    <style:style style:name="T55" style:family="text">
      <style:text-properties officeooo:rsid="0054363d"/>
    </style:style>
    <style:style style:name="T56" style:family="text">
      <style:text-properties officeooo:rsid="0056b177"/>
    </style:style>
    <style:style style:name="T57" style:family="text">
      <style:text-properties officeooo:rsid="00571580"/>
    </style:style>
    <style:style style:name="T58" style:family="text">
      <style:text-properties officeooo:rsid="0059a3ad"/>
    </style:style>
    <style:style style:name="T59" style:family="text">
      <style:text-properties officeooo:rsid="005a2d30"/>
    </style:style>
    <style:style style:name="T60" style:family="text">
      <style:text-properties officeooo:rsid="005c5019"/>
    </style:style>
    <style:style style:name="T61" style:family="text">
      <style:text-properties officeooo:rsid="00629c84"/>
    </style:style>
    <style:style style:name="T62" style:family="text">
      <style:text-properties officeooo:rsid="00666d1b"/>
    </style:style>
    <style:style style:name="T63" style:family="text">
      <style:text-properties officeooo:rsid="0067e7ff"/>
    </style:style>
    <style:style style:name="T64" style:family="text">
      <style:text-properties officeooo:rsid="006daf37"/>
    </style:style>
    <style:style style:name="T65" style:family="text">
      <style:text-properties officeooo:rsid="006f5b8d"/>
    </style:style>
    <style:style style:name="T66" style:family="text">
      <style:text-properties officeooo:rsid="0070a251"/>
    </style:style>
    <style:style style:name="T67" style:family="text">
      <style:text-properties officeooo:rsid="00749b6a"/>
    </style:style>
    <style:style style:name="T68" style:family="text">
      <style:text-properties officeooo:rsid="007671d6"/>
    </style:style>
    <style:style style:name="T69" style:family="text">
      <style:text-properties officeooo:rsid="007e39f7"/>
    </style:style>
    <style:style style:name="T70" style:family="text">
      <style:text-properties officeooo:rsid="008191ff"/>
    </style:style>
    <style:style style:name="T71" style:family="text">
      <style:text-properties officeooo:rsid="0084675a"/>
    </style:style>
    <style:style style:name="T72" style:family="text">
      <style:text-properties officeooo:rsid="0087b187"/>
    </style:style>
    <style:style style:name="T73" style:family="text">
      <style:text-properties officeooo:rsid="0088c46f"/>
    </style:style>
    <style:style style:name="T74" style:family="text">
      <style:text-properties officeooo:rsid="008abb43"/>
    </style:style>
    <style:style style:name="T75" style:family="text">
      <style:text-properties officeooo:rsid="008c774f"/>
    </style:style>
    <style:style style:name="T76" style:family="text">
      <style:text-properties officeooo:rsid="008e86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<text:span text:style-name="T32">Dargon </text:span>Programming Language</text:p>
      <text:p text:style-name="P2"/>
      <text:p text:style-name="P2">Kyle Morris</text:p>
      <text:p text:style-name="P2"/>
      <text:p text:style-name="P2"><text:span text:style-name="T34">Version </text:span><text:span text:style-name="T35">0.1 alpha</text:span></text:p>
      <text:p text:style-name="P2"/>
      <text:p text:style-name="P1">Table of Contents:</text:p>
      <text:list xml:id="list4284464664" text:style-name="L1">
        <text:list-item>
          <text:p text:style-name="P96">Introduction</text:p>
        </text:list-item>
        <text:list-item>
          <text:p text:style-name="P96">Lexical structure</text:p>
          <text:list>
            <text:list-item>
              <text:p text:style-name="P96">Whitespace</text:p>
            </text:list-item>
            <text:list-item>
              <text:p text:style-name="P96">Comments</text:p>
            </text:list-item>
            <text:list-item>
              <text:p text:style-name="P96">Identifiers and keywords</text:p>
            </text:list-item>
            <text:list-item>
              <text:p text:style-name="P96">Literals</text:p>
            </text:list-item>
            <text:list-item>
              <text:p text:style-name="P96">Operators</text:p>
            </text:list-item>
          </text:list>
        </text:list-item>
        <text:list-item>
          <text:p text:style-name="P104">Blocks</text:p>
        </text:list-item>
        <text:list-item>
          <text:p text:style-name="P108">Declarations</text:p>
        </text:list-item>
        <text:list-item>
          <text:p text:style-name="P108"/>
        </text:list-item>
        <text:list-item>
          <text:p text:style-name="P96">...</text:p>
        </text:list-item>
        <text:list-item>
          <text:p text:style-name="P96">Type system</text:p>
        </text:list-item>
        <text:list-item>
          <text:p text:style-name="P96">Declarations</text:p>
          <text:list>
            <text:list-item>
              <text:p text:style-name="P96">Compilation unit structure</text:p>
            </text:list-item>
            <text:list-item>
              <text:p text:style-name="P96">Imports</text:p>
            </text:list-item>
            <text:list-item>
              <text:p text:style-name="P96">Parameters</text:p>
            </text:list-item>
            <text:list-item>
              <text:p text:style-name="P96">Interfaces</text:p>
            </text:list-item>
            <text:list-item>
              <text:p text:style-name="P96">Classes</text:p>
            </text:list-item>
            <text:list-item>
              <text:p text:style-name="P96">Aliases</text:p>
            </text:list-item>
            <text:list-item>
              <text:p text:style-name="P96">Functions</text:p>
            </text:list-item>
            <text:list-item>
              <text:p text:style-name="P96">Values</text:p>
            </text:list-item>
            <text:list-item>
              <text:p text:style-name="P96">Constructors</text:p>
            </text:list-item>
          </text:list>
        </text:list-item>
        <text:list-item>
          <text:p text:style-name="P96">Expressions</text:p>
          <text:list>
            <text:list-item>
              <text:p text:style-name="P96">Literal values</text:p>
            </text:list-item>
            <text:list-item>
              <text:p text:style-name="P96">String templates</text:p>
            </text:list-item>
            <text:list-item>
              <text:p text:style-name="P96">Self references</text:p>
            </text:list-item>
            <text:list-item>
              <text:p text:style-name="P96">Anonymous functions</text:p>
            </text:list-item>
            <text:list-item>
              <text:p text:style-name="P96">Compound expressions</text:p>
            </text:list-item>
            <text:list-item>
              <text:p text:style-name="P96">Invocation expressions</text:p>
            </text:list-item>
            <text:list-item>
              <text:p text:style-name="P96">Conditional, let, and anonymous class expressions</text:p>
            </text:list-item>
            <text:list-item>
              <text:p text:style-name="P96">Operators</text:p>
            </text:list-item>
            <text:list-item>
              <text:p text:style-name="P96">Metamodel expressions</text:p>
            </text:list-item>
            <text:list-item>
              <text:p text:style-name="P96">Reference expressions</text:p>
            </text:list-item>
          </text:list>
        </text:list-item>
        <text:list-item>
          <text:p text:style-name="P96">Annotations</text:p>
        </text:list-item>
        <text:list-item>
          <text:p text:style-name="P96">Execution</text:p>
        </text:list-item>
        <text:list-item>
          <text:p text:style-name="P97"><text:soft-page-break/>Command-Line Interface</text:p>
        </text:list-item>
        <text:list-item>
          <text:p text:style-name="P97">Full Grammar (EBNF)</text:p>
        </text:list-item>
      </text:list>
      <text:p text:style-name="P1"/>
      <text:h text:style-name="P6" text:outline-level="1">1. Introduction</text:h>
      <text:h text:style-name="P83" text:outline-level="2">1.<text:span text:style-name="T44">1</text:span> <text:span text:style-name="T43">Language Characteristics</text:span></text:h>
      <text:p text:style-name="P7"><text:span text:style-name="T44">Dargon </text:span><text:span text:style-name="T31">is an </text:span><text:span text:style-name="T26">imperative</text:span><text:span text:style-name="T31">, </text:span><text:span text:style-name="T26">strongly-typed</text:span><text:span text:style-name="T31">, </text:span><text:span text:style-name="T26">safe</text:span><text:span text:style-name="T31">, </text:span><text:span text:style-name="T26">object-oriented</text:span><text:span text:style-name="T31">, </text:span><text:span text:style-name="T26">functional</text:span><text:span text:style-name="T31">, </text:span><text:span text:style-name="T26">block-based</text:span><text:span text:style-name="T31">, language.</text:span></text:p>
      <text:p text:style-name="P14"/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60">When we say...</text:p>
          </table:table-cell>
          <table:table-cell table:style-name="Table3.A1" office:value-type="string">
            <text:p text:style-name="P60">We mean...</text:p>
          </table:table-cell>
        </table:table-row>
        <table:table-row>
          <table:table-cell table:style-name="Table3.A2" office:value-type="string">
            <text:p text:style-name="P61">Imperative</text:p>
          </table:table-cell>
          <table:table-cell table:style-name="Table3.A2" office:value-type="string">
            <text:p text:style-name="P61">A program is made up of declarations, statements (that change the state of the program), and expressions (that are evaluated).</text:p>
          </table:table-cell>
        </table:table-row>
        <table:table-row>
          <table:table-cell table:style-name="Table3.A3" office:value-type="string">
            <text:p text:style-name="P61">Strongly-Typed</text:p>
          </table:table-cell>
          <table:table-cell table:style-name="Table3.A3" office:value-type="string">
            <text:p text:style-name="P61">The user provides type information explicitly.</text:p>
          </table:table-cell>
        </table:table-row>
        <table:table-row>
          <table:table-cell table:style-name="Table3.A2" office:value-type="string">
            <text:p text:style-name="P61">Safe</text:p>
          </table:table-cell>
          <table:table-cell table:style-name="Table3.A2" office:value-type="string">
            <text:p text:style-name="P62">Merkaba will try its best to evaluate all terms and make sure type rules are adhered to.</text:p>
          </table:table-cell>
        </table:table-row>
        <table:table-row>
          <table:table-cell table:style-name="Table3.A3" office:value-type="string">
            <text:p text:style-name="P61">Object-Oriented</text:p>
          </table:table-cell>
          <table:table-cell table:style-name="Table3.A3" office:value-type="string">
            <text:p text:style-name="P62">User-defined types can be created, and an inheritance tree and polymorphism is possible.</text:p>
          </table:table-cell>
        </table:table-row>
        <table:table-row>
          <table:table-cell table:style-name="Table3.A2" office:value-type="string">
            <text:p text:style-name="P61">Functional</text:p>
          </table:table-cell>
          <table:table-cell table:style-name="Table3.B6">
            <text:p text:style-name="P63"/>
          </table:table-cell>
        </table:table-row>
        <table:table-row>
          <table:table-cell table:style-name="Table3.A7" office:value-type="string">
            <text:p text:style-name="P61">Block-based</text:p>
          </table:table-cell>
          <table:table-cell table:style-name="Table3.B7">
            <text:p text:style-name="P63"/>
          </table:table-cell>
        </table:table-row>
      </table:table>
      <text:h text:style-name="P83" text:outline-level="2">1.<text:span text:style-name="T44">2</text:span> Goals</text:h>
      <text:p text:style-name="P30"><text:span text:style-name="T1">Dargon is a toy language with the sole purpose of </text:span><text:span text:style-name="T38">extending the boundaries of programming language design</text:span><text:span text:style-name="T1">. </text:span><text:span text:style-name="T2">To start things off, let’s be clear on what it is, and what it is not:</text:span></text:p>
      <text:p text:style-name="P8"/>
      <text:p text:style-name="P8">What it is:</text:p>
      <text:p text:style-name="P9">- Fun and <text:span text:style-name="T33">artistic</text:span></text:p>
      <text:p text:style-name="P9">- Free and open-source</text:p>
      <text:p text:style-name="P9">- “Always experimental” guaranteed</text:p>
      <text:p text:style-name="P8"/>
      <text:p text:style-name="P8">What it is not:</text:p>
      <text:p text:style-name="P9">- The “next general-purpose programming language”</text:p>
      <text:p text:style-name="P9">- Chocked-full of user-created libraries</text:p>
      <text:p text:style-name="P9">- Built for speed, or memory-critical applications</text:p>
      <text:p text:style-name="P9">- A fully-featured <text:span text:style-name="T33">environment</text:span></text:p>
      <text:p text:style-name="P8"/>
      <text:p text:style-name="P10">The full Dargon experience aims to deliver the following:</text:p>
      <text:p text:style-name="P11">- A portable interpreter/REPL.</text:p>
      <text:p text:style-name="P11">- Syntax highlighting for popular text editors.</text:p>
      <text:p text:style-name="P11">- Full, local documentation that is always available.</text:p>
      <text:p text:style-name="P35"/>
      <text:p text:style-name="P35"/>
      <text:p text:style-name="P35"/>
      <text:p text:style-name="P35"/>
      <text:h text:style-name="P83" text:outline-level="2"><text:soft-page-break/>1.<text:span text:style-name="T43">3</text:span> Acronyms</text:h>
      <text:p text:style-name="P12">Every good language needs its acronyms. These will be used throughout this document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Acronym</text:p>
          </table:table-cell>
          <table:table-cell table:style-name="Table2.B1" office:value-type="string">
            <text:p text:style-name="P40">Stands For...</text:p>
          </table:table-cell>
        </table:table-row>
        <table:table-row>
          <table:table-cell table:style-name="Table2.A2" office:value-type="string">
            <text:p text:style-name="P58">DIR</text:p>
          </table:table-cell>
          <table:table-cell table:style-name="Table2.B2" office:value-type="string">
            <text:p text:style-name="P31">D<text:span text:style-name="T1">argon </text:span>I<text:span text:style-name="T1">nte</text:span>R<text:span text:style-name="T1">preter.</text:span></text:p>
          </table:table-cell>
        </table:table-row>
        <table:table-row>
          <table:table-cell table:style-name="Table2.A2" office:value-type="string">
            <text:p text:style-name="P59">EOL</text:p>
          </table:table-cell>
          <table:table-cell table:style-name="Table2.B2" office:value-type="string">
            <text:p text:style-name="P32">E<text:span text:style-name="T1">nd </text:span>O<text:span text:style-name="T1">f </text:span>L<text:span text:style-name="T42">ine</text:span></text:p>
          </table:table-cell>
        </table:table-row>
        <table:table-row>
          <table:table-cell table:style-name="Table2.A2" office:value-type="string">
            <text:p text:style-name="P64">AE</text:p>
          </table:table-cell>
          <table:table-cell table:style-name="Table2.B2" office:value-type="string">
            <text:p text:style-name="P33">A<text:span text:style-name="T1">lways </text:span>E<text:span text:style-name="T1">xperimental</text:span></text:p>
          </table:table-cell>
        </table:table-row>
        <table:table-row>
          <table:table-cell table:style-name="Table2.A2" office:value-type="string">
            <text:p text:style-name="P47">DTB</text:p>
          </table:table-cell>
          <table:table-cell table:style-name="Table2.B2" office:value-type="string">
            <text:p text:style-name="P34">D<text:span text:style-name="T1">argon </text:span>T<text:span text:style-name="T1">ool</text:span>B<text:span text:style-name="T1">ox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2"/>
      <text:h text:style-name="P84" text:outline-level="2">1.<text:span text:style-name="T47">4 Ideas Unique to Dargon</text:span></text:h>
      <text:p text:style-name="P13">Here is the full list of ideas that are unique <text:span text:style-name="T48">or partially-unique </text:span>to this language:</text:p>
      <text:p text:style-name="P13">- Conditional comments (comments that can be interpreted with a special mode).</text:p>
      <text:p text:style-name="P13">- <text:span text:style-name="T49">UTF-8 and Keyword overrides for non-english languages.</text:span></text:p>
      <text:p text:style-name="P13">- <text:span text:style-name="T75">User-defined type literals.</text:span></text:p>
      <text:h text:style-name="P6" text:outline-level="1">2. <text:span text:style-name="T36">Lexical Structure</text:span></text:h>
      <text:p text:style-name="P15"/>
      <text:p text:style-name="P36"><text:span text:style-name="T3">The Dargon interpreter takes as input a Dargon </text:span><text:span text:style-name="T15">source file</text:span><text:span text:style-name="T3">, which it translates into a stream of </text:span><text:span text:style-name="T27">tokens</text:span><text:span text:style-name="T3">. This process is known as </text:span><text:span text:style-name="T27">lexical analysis</text:span><text:span text:style-name="T3">. This section will describe the EBNF (</text:span>Extended Backus–Naur form<text:span text:style-name="T37">) of each lexical element, which is used to build Dargon’s grammar (see the Appendix).</text:span></text:p>
      <text:h text:style-name="Heading_20_2" text:outline-level="2">2.1 Whitespace</text:h>
      <text:p text:style-name="P38">Whitespace is <text:span text:style-name="T39">defined as the space between valid tokens, and is thus ignored by DIR. </text:span><text:span text:style-name="T40">It is represented by the space character, tabs, newlines (EOL), line-feeds, and the null character (\0).</text:span></text:p>
      <text:p text:style-name="P38"/>
      <text:p text:style-name="P39"/>
      <text:p text:style-name="EBNF">whitespace = ‘ ‘ | ‘\t’ | ‘\r’ | ‘\n’ | ‘\0’ ;</text:p>
      <text:p text:style-name="P39"/>
      <text:p text:style-name="P37"/>
      <text:h text:style-name="Heading_20_2" text:outline-level="2">2.2 Comments</text:h>
      <text:p text:style-name="Standard">A comment is a place in the script that is purposefully marked as a region to be ignored. This can be helpful for documenting your code, or removing parts of it temporarily. The DIR will ignore <text:span text:style-name="T45">all</text:span> “commented” regions <text:span text:style-name="T45">with </text:span><text:span text:style-name="T46">some </text:span><text:span text:style-name="T45">exception</text:span><text:span text:style-name="T46">s</text:span><text:span text:style-name="T45">.</text:span> There are <text:span text:style-name="T55">3 </text:span>kinds of comments:</text:p>
      <text:p text:style-name="P41"/>
      <text:p text:style-name="P42">- Line Comments: A comment that lasts one line <text:span text:style-name="T41">(i.e. until EOL is reached)</text:span><text:line-break/>- <text:span text:style-name="T4">Block Comments: A comment that lasts multiple lines, </text:span><text:span text:style-name="T14">or</text:span></text:p>
      <text:p text:style-name="P42"><text:span text:style-name="T4">- </text:span><text:span text:style-name="T6">Conditional Comments: A comment that can optionally be interpreted with a special mode</text:span></text:p>
      <text:p text:style-name="P16"/>
      <text:p text:style-name="EBNF"><text:span text:style-name="T4">l</text:span><text:span text:style-name="T1">ine_comment<text:tab/><text:tab/>= ‘#’, char_sequence, <text:s/>EOL ;</text:span></text:p>
      <text:p text:style-name="EBNF"><text:span text:style-name="T1">block_comment<text:tab/>= ‘</text:span><text:span text:style-name="T5">##‘, char_sequence, ‘##’ ;</text:span></text:p>
      <text:p text:style-name="EBNF"><text:span text:style-name="T5">c</text:span><text:span text:style-name="T1">ond_comment<text:tab/>= ‘#&gt;’, char_sequence, ‘&lt;#’ ;</text:span></text:p>
      <text:p text:style-name="P17"/>
      <text:p text:style-name="P43"><text:span text:style-name="T6">From this point onward, all further lexical descriptions </text:span><text:span text:style-name="T7">can be tokens created by DIR.</text:span></text:p>
      <text:h text:style-name="P84" text:outline-level="2">2.<text:span text:style-name="T47">3 Identifiers &amp; Keywords</text:span></text:h>
      <text:p text:style-name="P44"><text:span text:style-name="T1">An identifier is a non-keyword token that represents an entity in the Dargon script, whether that be a variable, constant, function/procedure, etc. </text:span><text:span text:style-name="T8">Identifiers must start with any UTF-8 alphabetical character, but can then contain special characters such as numbers, underscores (_), exclamation points (!) and question marks (?). Dargon scripts are encoded in UTF-8, and aims to support your spoken language of choice.</text:span></text:p>
      <text:p text:style-name="P18"/>
      <text:p text:style-name="EBNF"/>
      <text:p text:style-name="EBNF">identifier = alph_char, { alph_char | num_char | ‘_’ | ‘!’ | ‘?’ } ;</text:p>
      <text:p text:style-name="EBNF"/>
      <text:p text:style-name="P18"/>
      <text:p text:style-name="P46"><text:soft-page-break/><text:span text:style-name="T8">D</text:span><text:span text:style-name="T1">argon’s keywords cannot be used </text:span><text:span text:style-name="T9">as identifiers and are reserved for its use only.</text:span><text:span text:style-name="T1"> </text:span><text:span text:style-name="T9">H</text:span><text:span text:style-name="T1">owever </text:span><text:span text:style-name="T8">you can </text:span><text:span text:style-name="T28">customize Dargon’s keyword set</text:span><text:span text:style-name="T8">, </text:span><text:span text:style-name="T1">but each keyword must be a single unit and must be unique. This is so non-english speakers can use words they’re more comfortable using. The DTB will provide ways to convert </text:span><text:span text:style-name="T9">a given Dargon script to various languages, at least with respect to its keyword set. </text:span><text:span text:style-name="T16">The keyword set includes Dargon’s built-in </text:span><text:span text:style-name="T30">types</text:span><text:span text:style-name="T16">. </text:span></text:p>
      <text:p text:style-name="P19"/>
      <text:p text:style-name="P19">The following are Dargon’s keywords:</text:p>
      <text:p text:style-name="P48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70">int</text:p>
          </table:table-cell>
          <table:table-cell table:style-name="Table1.A1" office:value-type="string">
            <text:p text:style-name="P90">string</text:p>
          </table:table-cell>
          <table:table-cell table:style-name="Table1.A1" office:value-type="string">
            <text:p text:style-name="P91">and</text:p>
          </table:table-cell>
          <table:table-cell table:style-name="Table1.A1" office:value-type="string">
            <text:p text:style-name="P92">type</text:p>
          </table:table-cell>
          <table:table-cell table:style-name="Table1.A1" office:value-type="string">
            <text:p text:style-name="P92">fun</text:p>
          </table:table-cell>
          <table:table-cell table:style-name="Table1.A1" office:value-type="string">
            <text:p text:style-name="P92">if</text:p>
          </table:table-cell>
          <table:table-cell table:style-name="Table1.G1" office:value-type="string">
            <text:p text:style-name="P92">when</text:p>
          </table:table-cell>
        </table:table-row>
        <table:table-row>
          <table:table-cell table:style-name="Table1.A2" office:value-type="string">
            <text:p text:style-name="P89">real</text:p>
          </table:table-cell>
          <table:table-cell table:style-name="Table1.A2" office:value-type="string">
            <text:p text:style-name="P90">enum</text:p>
          </table:table-cell>
          <table:table-cell table:style-name="Table1.A2" office:value-type="string">
            <text:p text:style-name="P91">not</text:p>
          </table:table-cell>
          <table:table-cell table:style-name="Table1.A2" office:value-type="string">
            <text:p text:style-name="P92">use</text:p>
          </table:table-cell>
          <table:table-cell table:style-name="Table1.A2" office:value-type="string">
            <text:p text:style-name="P92">infix</text:p>
          </table:table-cell>
          <table:table-cell table:style-name="Table1.A2" office:value-type="string">
            <text:p text:style-name="P92">elif</text:p>
          </table:table-cell>
          <table:table-cell table:style-name="Table1.G2" office:value-type="string">
            <text:p text:style-name="P93">to</text:p>
          </table:table-cell>
        </table:table-row>
        <table:table-row>
          <table:table-cell table:style-name="Table1.A2" office:value-type="string">
            <text:p text:style-name="P89">char</text:p>
          </table:table-cell>
          <table:table-cell table:style-name="Table1.A2" office:value-type="string">
            <text:p text:style-name="P92">any</text:p>
          </table:table-cell>
          <table:table-cell table:style-name="Table1.A2" office:value-type="string">
            <text:p text:style-name="P92">or</text:p>
          </table:table-cell>
          <table:table-cell table:style-name="Table1.A2" office:value-type="string">
            <text:p text:style-name="P92">is</text:p>
          </table:table-cell>
          <table:table-cell table:style-name="Table1.A2" office:value-type="string">
            <text:p text:style-name="P92">loop</text:p>
          </table:table-cell>
          <table:table-cell table:style-name="Table1.A2" office:value-type="string">
            <text:p text:style-name="P92">else</text:p>
          </table:table-cell>
          <table:table-cell table:style-name="Table1.G2" office:value-type="string">
            <text:p text:style-name="P93">by</text:p>
          </table:table-cell>
        </table:table-row>
        <table:table-row>
          <table:table-cell table:style-name="Table1.A2" office:value-type="string">
            <text:p text:style-name="P94">in</text:p>
          </table:table-cell>
          <table:table-cell table:style-name="Table1.A2" office:value-type="string">
            <text:p text:style-name="P95">region</text:p>
          </table:table-cell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P92"/>
          </table:table-cell>
          <table:table-cell table:style-name="Table1.G2" office:value-type="string">
            <text:p text:style-name="P93"/>
          </table:table-cell>
        </table:table-row>
      </table:table>
      <text:p text:style-name="P48"/>
      <text:p text:style-name="P4">Therefore:</text:p>
      <text:p text:style-name="P4"/>
      <text:p text:style-name="P5"/>
      <text:p text:style-name="P5"><text:span text:style-name="T51">keyword</text:span> = ‘<text:span text:style-name="T51">let’ | ‘var’ ;</text:span></text:p>
      <text:p text:style-name="P3"/>
      <text:h text:style-name="P85" text:outline-level="2">2.<text:span text:style-name="T50">4</text:span><text:span text:style-name="T47"> </text:span><text:span text:style-name="T50">Literals</text:span></text:h>
      <text:p text:style-name="P45"><text:span text:style-name="T1">A </text:span><text:span text:style-name="T10">literal represents a fixed value within a Dargon script. </text:span><text:span text:style-name="T12">A scalar or numeric literal is used to represent the built-in types </text:span><text:span text:style-name="T29">int</text:span><text:span text:style-name="T12">, and </text:span><text:span text:style-name="T29">real</text:span><text:span text:style-name="T12">. They are comprised of digits primarily, but can contain underscores (_) to represent the different places (hundreds, thousands, etc.). Scientific notation (E) is also allowed. Finally, units of measurement can also be used, tacked onto the end (e.g. M for “mega”, G for “giga”). The following are examples of acceptable </text:span><text:span text:style-name="T13">numeric </text:span><text:span text:style-name="T12">literals:</text:span></text:p>
      <text:p text:style-name="P20"/>
      <text:p text:style-name="Code"><text:s text:c="2"/>123</text:p>
      <text:p text:style-name="P52"><text:s text:c="2"/>123.45</text:p>
      <text:p text:style-name="P49"><text:span text:style-name="T52"><text:s text:c="2"/></text:span><text:span text:style-name="Strong_20_Emphasis"><text:span text:style-name="T52">3.141592653</text:span></text:span></text:p>
      <text:p text:style-name="P49"><text:span text:style-name="Strong_20_Emphasis"><text:span text:style-name="T52"><text:s text:c="2"/>3.141_592_653</text:span></text:span></text:p>
      <text:p text:style-name="P50"><text:span text:style-name="T11"><text:s text:c="2"/></text:span><text:span text:style-name="T12">12G</text:span></text:p>
      <text:p text:style-name="P53"><text:s text:c="2"/>500M</text:p>
      <text:p text:style-name="P53"><text:s text:c="2"/>1.2E+10</text:p>
      <text:p text:style-name="P53"><text:s text:c="2"/>141E-9</text:p>
      <text:p text:style-name="P21"/>
      <text:p text:style-name="P71"><text:span text:style-name="T11">W</text:span><text:span text:style-name="T1">ithin the numeric literals, </text:span><text:span text:style-name="T17">data can be represented with </text:span><text:span text:style-name="T1">various forms, </text:span><text:span text:style-name="T17">including in binary, and in hexadecimal. These special literals must start with special characters:</text:span></text:p>
      <text:p text:style-name="P57"/>
      <text:p text:style-name="P68"><text:s text:c="2"/><text:span text:style-name="T62">0b0010<text:tab/><text:tab/># Pure binary for ‘2’</text:span></text:p>
      <text:p text:style-name="P55"><text:s text:c="2"/><text:span text:style-name="T62">0xFFFF<text:tab/><text:tab/># Hexadecimal</text:span></text:p>
      <text:p text:style-name="P55"><text:s text:c="2"/><text:span text:style-name="T63">0b0000_0010 <text:s/># Also binary for ‘2’</text:span></text:p>
      <text:p text:style-name="P57"/>
      <text:p text:style-name="P56"><text:span text:style-name="T11">A </text:span><text:span text:style-name="T1">boolean represents either true or false, and thus the literals are only ‘true’ and ‘false’.</text:span></text:p>
      <text:p text:style-name="P21"/>
      <text:p text:style-name="P67"><text:s text:c="2"/><text:span text:style-name="T58">true</text:span></text:p>
      <text:p text:style-name="P67"><text:s text:c="2"/><text:span text:style-name="T58">false</text:span></text:p>
      <text:p text:style-name="P21"/>
      <text:p text:style-name="P56"><text:soft-page-break/><text:span text:style-name="T12">C</text:span><text:span text:style-name="T1">haracters and string literals are both surrounded in single-quotations ( ‘ ), but a character specifically only has 1 element. Within a character/string literal, there are two kinds of special cases:</text:span></text:p>
      <text:p text:style-name="P22">- Escape sequences, that represent special characters and</text:p>
      <text:p text:style-name="P22">- <text:span text:style-name="T59">Expression inputs</text:span></text:p>
      <text:p text:style-name="P23">The following are examples of character/string literals:</text:p>
      <text:p text:style-name="P23"/>
      <text:p text:style-name="P65"><text:s text:c="2"/>‘<text:span text:style-name="T56">c’<text:tab/></text:span><text:span text:style-name="T57"># A single character</text:span></text:p>
      <text:p text:style-name="P54"><text:s text:c="2"/>‘<text:span text:style-name="T56">Jeff’<text:tab/></text:span><text:span text:style-name="T57"># A string</text:span></text:p>
      <text:p text:style-name="P66"><text:span text:style-name="T52"><text:s text:c="2"/></text:span><text:span text:style-name="Strong_20_Emphasis"><text:span text:style-name="T52">‘</text:span></text:span><text:span text:style-name="Strong_20_Emphasis"><text:span text:style-name="T53">This is \n two lines’ </text:span></text:span><text:span text:style-name="Strong_20_Emphasis"><text:span text:style-name="T54"># A string with a line break</text:span></text:span></text:p>
      <text:p text:style-name="P66"><text:span text:style-name="Strong_20_Emphasis"><text:span text:style-name="T52"><text:s text:c="2"/>‘</text:span></text:span><text:span text:style-name="Strong_20_Emphasis"><text:span text:style-name="T54">x plus one</text:span></text:span><text:span text:style-name="Strong_20_Emphasis"><text:span text:style-name="T53"> is \{x</text:span></text:span><text:span text:style-name="Strong_20_Emphasis"><text:span text:style-name="T54">+1</text:span></text:span><text:span text:style-name="Strong_20_Emphasis"><text:span text:style-name="T53">}’<text:tab/></text:span></text:span><text:span text:style-name="Strong_20_Emphasis"><text:span text:style-name="T54"># A string with an expression</text:span></text:span></text:p>
      <text:p text:style-name="P51"><text:span text:style-name="T11"><text:s text:c="2"/></text:span><text:span text:style-name="T12">‘’</text:span></text:p>
      <text:p text:style-name="P98"/>
      <text:p text:style-name="P99">User-defined types may also be created with literals to more “anonymous” behavior. For example, for a type defined as:</text:p>
      <text:p text:style-name="P100"/>
      <text:p text:style-name="P72"><text:s text:c="2"/><text:span text:style-name="T74">type Person {</text:span></text:p>
      <text:p text:style-name="P72"><text:s text:c="4"/><text:span text:style-name="T74">int age := 0;</text:span></text:p>
      <text:p text:style-name="P72"><text:s text:c="4"/><text:span text:style-name="T74">string name := ‘’;</text:span></text:p>
      <text:p text:style-name="P72"><text:s text:c="4"/><text:span text:style-name="T74">string address := ‘’;</text:span></text:p>
      <text:p text:style-name="P74"><text:s text:c="2"/>}</text:p>
      <text:p text:style-name="P99"/>
      <text:p text:style-name="P117"><text:span text:style-name="T1">The following are valid literals:</text:span></text:p>
      <text:p text:style-name="P116"><text:span text:style-name="T1"/></text:p>
      <text:p text:style-name="P73"><text:span text:style-name="T1"><text:s text:c="2"/>Person { name:’Kyle’, age:24, address:’0 Main St’ }</text:span></text:p>
      <text:p text:style-name="P73"><text:span text:style-name="T1"><text:s text:c="2"/></text:span><text:span text:style-name="T22">Person {}</text:span></text:p>
      <text:p text:style-name="P73"><text:span text:style-name="T22"><text:s text:c="2"/>Person { age:31 }</text:span></text:p>
      <text:p text:style-name="P116"><text:span text:style-name="T1"/></text:p>
      <text:p text:style-name="P116"><text:span text:style-name="T1">Notice the syntax, and the fact that the order does not need to be the same as the declaration.</text:span></text:p>
      <text:h text:style-name="P86" text:outline-level="2">2.<text:span text:style-name="T60">5</text:span><text:span text:style-name="T47"> </text:span><text:span text:style-name="T60">Operators</text:span></text:h>
      <text:p text:style-name="P24">A<text:span text:style-name="T61">n “operator” is </text:span><text:span text:style-name="T72">a shorthand for more complicated expressions.</text:span></text:p>
      <text:p text:style-name="P26">The operators defined for numeric types are:</text:p>
      <text:p text:style-name="P26">+<text:tab/>(Addition)</text:p>
      <text:p text:style-name="P26">-<text:tab/>(Subtraction)</text:p>
      <text:p text:style-name="P26">*<text:tab/>(Multiplication)</text:p>
      <text:p text:style-name="P26">/<text:tab/>(Division)</text:p>
      <text:p text:style-name="P26">^<text:tab/>(Exponential)</text:p>
      <text:p text:style-name="P26">%<text:tab/>(Modulus)</text:p>
      <text:p text:style-name="P26"/>
      <text:p text:style-name="P26">The operators defined for comparisons are:</text:p>
      <text:p text:style-name="P26">&gt;<text:tab/>(Greater-than)</text:p>
      <text:p text:style-name="P26">&lt;<text:tab/>(Less-than)</text:p>
      <text:p text:style-name="P26">&gt;=<text:tab/>(Greater-than or equal to)</text:p>
      <text:p text:style-name="P26">&lt;=<text:tab/>(Less-than or equal to)</text:p>
      <text:p text:style-name="P26">and<text:tab/>(Logical AND)</text:p>
      <text:p text:style-name="P26">or<text:tab/>(Logical OR)</text:p>
      <text:p text:style-name="P26">not<text:tab/>(Logical NOT / Negation)</text:p>
      <text:p text:style-name="P26">is<text:tab/>(Type equality)</text:p>
      <text:p text:style-name="P29">in<text:tab/>(Membership test)</text:p>
      <text:p text:style-name="P26">=<text:tab/>(Value equality)</text:p>
      <text:p text:style-name="P26"><text:soft-page-break/><text:span text:style-name="T71">=</text:span>/=<text:tab/>(Value inequality)</text:p>
      <text:p text:style-name="P25"/>
      <text:p text:style-name="P27">These <text:span text:style-name="T64">operators are used </text:span><text:span text:style-name="T65">in </text:span><text:span text:style-name="T64">expressions:</text:span></text:p>
      <text:p text:style-name="P24"><text:span text:style-name="T66">to</text:span><text:tab/><text:span text:style-name="T64">(Creates a range)</text:span></text:p>
      <text:p text:style-name="P28">to-by<text:tab/>(<text:span text:style-name="T66">Creates a range with an increment)</text:span></text:p>
      <text:p text:style-name="P28">:=<text:tab/>(Assignment)</text:p>
      <text:p text:style-name="P28"/>
      <text:p text:style-name="P69"/>
      <text:p text:style-name="P69"><text:span text:style-name="T67">operator </text:span>= ‘<text:span text:style-name="T67">+’ | ‘-’ | ‘*’ | ‘/’, </text:span><text:span text:style-name="T70">[</text:span><text:span text:style-name="T68">‘=’</text:span><text:span text:style-name="T70">]</text:span><text:span text:style-name="T67"> | ‘^’ | ‘%’ | ‘&gt;’, </text:span><text:span text:style-name="T70">[</text:span><text:span text:style-name="T67">‘=’</text:span><text:span text:style-name="T70">] </text:span><text:span text:style-name="T67">| ‘&lt;’, </text:span><text:span text:style-name="T70">[</text:span><text:span text:style-name="T67">‘=’</text:span><text:span text:style-name="T70">]</text:span><text:span text:style-name="T67"> | ‘and’ | ‘or’ | ‘not’ | ‘is’ | <text:tab/><text:tab/> <text:s text:c="5"/><text:tab/> <text:s text:c="4"/>‘in’ </text:span><text:span text:style-name="T68">| ‘=’| ‘to’ | ‘by’ | ‘:=’ ;<text:line-break/><text:tab/> <text:s text:c="4"/></text:span></text:p>
      <text:p text:style-name="P75"/>
      <text:p text:style-name="Standard"/>
      <text:p text:style-name="P109"/>
      <text:h text:style-name="P82" text:outline-level="1"><text:span text:style-name="T69">3</text:span>. <text:span text:style-name="T69">Blocks</text:span></text:h>
      <text:p text:style-name="P103">A <text:span text:style-name="T25">block</text:span><text:span text:style-name="T1"> is a section </text:span><text:span text:style-name="T19">of a source file</text:span><text:span text:style-name="T1">, </text:span><text:span text:style-name="T18">surrounded by curly braces (‘{‘ and ‘}’)</text:span><text:span text:style-name="T1"> </text:span><text:span text:style-name="T19">t</text:span><text:span text:style-name="T1">hat contains a sequence of </text:span><text:span text:style-name="T19">the following:</text:span></text:p>
      <text:p text:style-name="P105"><text:span text:style-name="T18">- Declarations</text:span></text:p>
      <text:p text:style-name="P103"><text:span text:style-name="T1">- </text:span><text:span text:style-name="T18">Statements</text:span></text:p>
      <text:p text:style-name="P103"><text:span text:style-name="T18">- Control Structures</text:span></text:p>
      <text:p text:style-name="P103"><text:span text:style-name="T18"/></text:p>
      <text:p text:style-name="P78"/>
      <text:p text:style-name="P78"><text:span text:style-name="T70">block = ‘{‘, { [declaration | statement | control] }, ‘}’ ;</text:span></text:p>
      <text:p text:style-name="P76"><text:span text:style-name="T18"/></text:p>
      <text:p text:style-name="P111"><text:span text:style-name="T1"/></text:p>
      <text:h text:style-name="P87" text:outline-level="2">3.1<text:span text:style-name="T47"> </text:span>Declaration</text:h>
      <text:p text:style-name="P110"><text:span text:style-name="T1">A </text:span><text:span text:style-name="T25">declaration</text:span><text:span text:style-name="T1"> is a piece of code that declares a value, type, or function. Since Dargon is statically-typed, all variables, types, and functions must be declared before they can be used. In general, declarations have this pattern:</text:span></text:p>
      <text:p text:style-name="P110"><text:span text:style-name="T1"/></text:p>
      <text:p text:style-name="P79"/>
      <text:p text:style-name="P80">declaration = (usage_dec | value_dec | func_dec | type_dec) ;</text:p>
      <text:p text:style-name="P80">usage_dec <text:s/>= ‘use’, fileName, ‘;’ ;</text:p>
      <text:p text:style-name="P80">value_dec <text:s/>= [modifiers], type, <text:span text:style-name="T73">[adjustment]</text:span>, name, <text:span text:style-name="T73">[</text:span>value_definition<text:span text:style-name="T73">]</text:span> ,‘;’ ;</text:p>
      <text:p text:style-name="P80">func_dec <text:s text:c="3"/>= ‘fun’, name, ‘(‘ parameters ‘)’, [type], func_definition ;</text:p>
      <text:p text:style-name="P81">type_dec <text:s text:c="3"/>= ‘type’, type_def ;</text:p>
      <text:p text:style-name="P77"><text:span text:style-name="T18"/></text:p>
      <text:p text:style-name="P115"><text:span text:style-name="T1"/></text:p>
      <text:p text:style-name="P114"><text:span text:style-name="T1">Some examples of declarations:</text:span></text:p>
      <text:p text:style-name="P113"/>
      <text:p text:style-name="P101"><text:span text:style-name="T1"><text:s text:c="2"/></text:span><text:span text:style-name="T20">use ‘file</text:span><text:span text:style-name="T21">steam</text:span><text:span text:style-name="T20">’;</text:span></text:p>
      <text:p text:style-name="P101"><text:span text:style-name="T1"><text:s text:c="2"/></text:span><text:span text:style-name="T20">real PI := 3.141_159; <text:s text:c="3"/># Creates a variable ‘PI’</text:span></text:p>
      <text:p text:style-name="P101"><text:span text:style-name="T20"><text:s text:c="2"/>type Circle {<text:tab/><text:tab/> <text:s/># A type named ‘Circle’</text:span></text:p>
      <text:p text:style-name="P101"><text:span text:style-name="T20"><text:s text:c="4"/>real radius := 0.0;</text:span></text:p>
      <text:p text:style-name="P101"><text:span text:style-name="T20"><text:s text:c="2"/>}</text:span></text:p>
      <text:p text:style-name="P101"><text:span text:style-name="T20"><text:s text:c="2"/>Circle? NotDefined;<text:tab/> <text:s/># This is declared but not initialized.</text:span></text:p>
      <text:p text:style-name="P101"><text:span text:style-name="T20"/></text:p>
      <text:p text:style-name="P101"><text:span text:style-name="T20"><text:s text:c="2"/></text:span><text:span text:style-name="T21"># From ‘filestream’ Dargon file</text:span></text:p>
      <text:p text:style-name="P101"><text:span text:style-name="T21"><text:s text:c="2"/>File fs = </text:span><text:span text:style-name="T23">File </text:span><text:span text:style-name="T21">{};</text:span></text:p>
      <text:p text:style-name="P101"><text:span text:style-name="T21"><text:s text:c="2"/>fs.Open(‘path’);</text:span></text:p>
      <text:p text:style-name="P106"><text:span text:style-name="T1"/></text:p>
      <text:p text:style-name="P106"><text:span text:style-name="T1">Any declaration in a block is said to have its </text:span><text:span text:style-name="T25">scope</text:span><text:span text:style-name="T1"> be that block; i.e. when control leaves the block, the reference to that declaration is removed. </text:span><text:span text:style-name="T20">A block can access all the members of the previous one, but the outer block cannot do the same. </text:span><text:span text:style-name="T1">Code not within an explicit block is in the </text:span><text:span text:style-name="T25">global scope</text:span><text:span text:style-name="T1"> of the running program.</text:span></text:p>
      <text:p text:style-name="P106"><text:span text:style-name="T1"/></text:p>
      <text:p text:style-name="P114"><text:span text:style-name="T1">As shown above, variables can be declared, which includes their type. Functions can be declared with the </text:span><text:span text:style-name="T25">fun</text:span><text:span text:style-name="T1"> keyword, and are technically their own blocks/scopes. This same logic applies to </text:span><text:span text:style-name="T25">type</text:span><text:span text:style-name="T1">s – user-defined types.</text:span></text:p>
      <text:p text:style-name="P114"><text:soft-page-break/><text:span text:style-name="T1"/></text:p>
      <text:p text:style-name="P114"><text:span text:style-name="T1">In the case of a </text:span><text:span text:style-name="T25">usage</text:span><text:span text:style-name="T1"> declaration, the named file’s scope is then included in the running file’s scope. For example:</text:span></text:p>
      <text:p text:style-name="P118">&lt;<text:span text:style-name="T76">math.dargon&gt;</text:span></text:p>
      <text:p text:style-name="P101"><text:span text:style-name="T1"><text:s text:c="2"/></text:span><text:span text:style-name="T24">type Circle {</text:span></text:p>
      <text:p text:style-name="P101"><text:span text:style-name="T24"><text:s text:c="4"/>real radius := 0.0;</text:span></text:p>
      <text:p text:style-name="P101"><text:span text:style-name="T24"><text:s text:c="2"/>}</text:span></text:p>
      <text:p text:style-name="P101"><text:span text:style-name="T24"><text:s text:c="2"/>real PI := 3.14;</text:span></text:p>
      <text:p text:style-name="P114"><text:span text:style-name="T1"/></text:p>
      <text:p text:style-name="P119">&lt;<text:span text:style-name="T76">main.dargon&gt;</text:span></text:p>
      <text:p text:style-name="P102"><text:span text:style-name="T1"><text:s text:c="2"/></text:span><text:span text:style-name="T24">use ‘math’;</text:span></text:p>
      <text:p text:style-name="P102"><text:span text:style-name="T24"><text:s text:c="2"/>#real PI := 3.12;<text:tab/> <text:s text:c="3"/># Illegal – already declared!</text:span></text:p>
      <text:p text:style-name="P102"><text:span text:style-name="T24"><text:s text:c="2"/>real radius := 2.0; <text:s text:c="2"/># Legal – defined as ‘global.radius’.</text:span></text:p>
      <text:p text:style-name="P102"><text:span text:style-name="T24"><text:s text:c="2"/>Circle c := Circle{};</text:span></text:p>
      <text:p text:style-name="P102"><text:span text:style-name="T24"><text:s text:c="2"/>print(c.radius);<text:tab/><text:tab/># Legal</text:span></text:p>
      <text:h text:style-name="P88" text:outline-level="2">3.<text:span text:style-name="T73">2</text:span><text:span text:style-name="T47"> </text:span><text:span text:style-name="T73">Statement</text:span></text:h>
      <text:p text:style-name="P112"><text:span text:style-name="T1">A </text:span><text:span text:style-name="T25">declaration</text:span><text:span text:style-name="T1"> is a piece of code that declares a value, type, or function. Since Dargon is statically-typed, all variables, types, and functions must be declared before they can be used. In general, declarations have this pattern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BNF" style:family="paragraph" style:parent-style-name="Standard">
      <loext:graphic-properties draw:fill="solid" draw:fill-color="#666666" draw:opacity="100%"/>
      <style:paragraph-properties fo:margin-left="0in" fo:margin-right="0in" fo:line-height="115%" fo:text-indent="0in" style:auto-text-indent="false" fo:background-color="#666666"/>
      <style:text-properties fo:color="#ffffff" loext:opacity="100%" fo:font-style="normal" fo:font-weight="normal" officeooo:rsid="003c2da4" style:font-style-asian="normal" style:font-weight-asian="normal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family="FreeMono" style:font-family-generic="modern" style:font-pitch="fixed" officeooo:rsid="004a53a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1:52:09.812000000</meta:creation-date>
    <dc:date>2023-08-22T21:47:23.362605248</dc:date>
    <meta:editing-duration>PT3H55M43S</meta:editing-duration>
    <meta:editing-cycles>106</meta:editing-cycles>
    <meta:generator>LibreOffice/7.3.7.2$Linux_X86_64 LibreOffice_project/30$Build-2</meta:generator>
    <meta:document-statistic meta:table-count="3" meta:image-count="0" meta:object-count="0" meta:page-count="10" meta:paragraph-count="233" meta:word-count="1572" meta:character-count="9523" meta:non-whitespace-character-count="8070"/>
  </office:meta>
</office:document-meta>
</file>